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table:number-columns-repeated="3"/>
          <table:table-cell table:style-name="ce16" table:formula="of:=MIN([.C10:.G10])" office:value-type="float" office:value="1537" calcext:value-type="float">
            <text:p>1537</text:p>
          </table:table-cell>
          <table:table-cell table:style-name="ce19" table:formula="of:=MAX([.C10:.G10])-[.H10]" office:value-type="float" office:value="1279" calcext:value-type="float">
            <text:p>1279</text:p>
          </table:table-cell>
          <table:table-cell table:style-name="ce21" table:formula="of:=SUM([.C10:.G10])/COUNT([.C10:.G10])" office:value-type="float" office:value="2176.5" calcext:value-type="float">
            <text:p>2176,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/>
          <table:table-cell table:style-name="ce16" table:number-columns-repeated="4"/>
          <table:table-cell table:style-name="ce16" table:formula="of:=MIN([.C12:.G12])" office:value-type="float" office:value="0" calcext:value-type="float">
            <text:p>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1" table:formula="of:=SUM([.C12:.G12])/COUNT([.C12:.G12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/>
          <table:table-cell table:style-name="ce16" table:number-columns-repeated="4"/>
          <table:table-cell table:style-name="ce16" table:formula="of:=MIN([.C13:.G13])" office:value-type="float" office:value="0" calcext:value-type="float">
            <text:p>0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1" table:formula="of:=SUM([.C13:.G13])/COUNT([.C13:.G13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1" table:formula="of:=SUM([.C14:.G14])/COUNT([.C14:.G14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/>
          <table:table-cell table:style-name="ce16" table:number-columns-repeated="4"/>
          <table:table-cell table:style-name="ce16" table:formula="of:=MIN([.C15:.G15])" office:value-type="float" office:value="0" calcext:value-type="float">
            <text:p>0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1" table:formula="of:=SUM([.C15:.G15])/COUNT([.C15:.G15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/>
          <table:table-cell table:style-name="ce16" table:number-columns-repeated="4"/>
          <table:table-cell table:style-name="ce16" table:formula="of:=MIN([.C16:.G16])" office:value-type="float" office:value="0" calcext:value-type="float">
            <text:p>0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1" table:formula="of:=SUM([.C16:.G16])/COUNT([.C16:.G16])" office:value-type="string" office:string-value="" calcext:value-type="error">
            <text:p>#DIV/0!</text:p>
          </table:table-cell>
          <table:table-cell table:style-name="ce24"/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/>
          <table:table-cell table:style-name="ce17" table:number-columns-repeated="4"/>
          <table:table-cell table:style-name="ce17" table:formula="of:=MIN([.C17:.G17])" office:value-type="float" office:value="0" calcext:value-type="float">
            <text:p>0</text:p>
          </table:table-cell>
          <table:table-cell table:style-name="ce20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string" office:string-value="" calcext:value-type="error">
            <text:p>#DIV/0!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2176.5" calcext:value-type="float">
            <text:p>2176,5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string" office:string-value="" calcext:value-type="error">
            <text:p>#DIV/0!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string" office:string-value="" calcext:value-type="error">
            <text:p>#DIV/0!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.00.0000</text:date>, <text:time style:data-style-name="N2" text:time-value="12:18:23.7150610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22T12:22:39.424221309</dc:date>
    <meta:editing-cycles>100</meta:editing-cycles>
    <meta:editing-duration>P11DT13H57M15S</meta:editing-duration>
    <meta:generator>LibreOffice/4.2.8.2$Linux_X86_64 LibreOffice_project/420m0$Build-2</meta:generator>
    <meta:document-statistic meta:table-count="7" meta:cell-count="7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497cm" svg:y="0.449cm" svg:width="13.747cm" svg:height="11.194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3:Durchschnitte.I17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2176.5">
                <text:p>217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312cm" svg:y="0.449cm" svg:width="13.932cm" svg:height="11.194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37">
                <text:p>1537</text:p>
              </table:table-cell>
              <table:table-cell office:value-type="float" office:value="1279">
                <text:p>1279</text:p>
              </table:table-cell>
              <table:table-cell office:value-type="float" office:value="2176.5">
                <text:p>2176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562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